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4940" officeooo:paragraph-rsid="0002494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24940" officeooo:paragraph-rsid="0002494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24940" officeooo:paragraph-rsid="0002494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4940" officeooo:paragraph-rsid="00024940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27ac2" officeooo:paragraph-rsid="00027ac2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027ac2" officeooo:paragraph-rsid="00027ac2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27ac2" officeooo:paragraph-rsid="00027ac2" style:font-size-asian="13pt" style:font-weight-asian="normal" style:font-size-complex="13pt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024940" officeooo:paragraph-rsid="00024940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rsid="00027ac2" officeooo:paragraph-rsid="00027ac2"/>
    </style:style>
    <style:style style:name="P13" style:family="paragraph" style:parent-style-name="Text_20_body">
      <style:paragraph-properties fo:text-align="center" style:justify-single-word="false"/>
      <style:text-properties fo:font-size="24pt" officeooo:rsid="00027ac2" officeooo:paragraph-rsid="00027ac2" style:font-size-asian="24pt" style:font-size-complex="24pt"/>
    </style:style>
    <style:style style:name="P14" style:family="paragraph" style:parent-style-name="Text_20_body">
      <style:paragraph-properties fo:text-align="start" style:justify-single-word="false"/>
      <style:text-properties fo:font-size="13pt" officeooo:rsid="00027ac2" officeooo:paragraph-rsid="00027ac2" style:font-size-asian="13pt" style:font-size-complex="13pt"/>
    </style:style>
    <style:style style:name="P15" style:family="paragraph" style:parent-style-name="Text_20_body">
      <style:paragraph-properties fo:text-align="center" style:justify-single-word="false"/>
      <style:text-properties fo:font-size="13pt" fo:font-weight="normal" officeooo:rsid="00027ac2" officeooo:paragraph-rsid="00027ac2" style:font-size-asian="13pt" style:font-weight-asian="normal" style:font-size-complex="13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ITULO: </text:p>
      <text:p text:style-name="P2">Círculo Veloz.</text:p>
      <text:p text:style-name="P2"/>
      <text:p text:style-name="P2">CRIADOR:</text:p>
      <text:p text:style-name="P2">Cosme Damião Pires Aguiar Silva.</text:p>
      <text:p text:style-name="P2"/>
      <text:p text:style-name="P2">DESCRIÇÃO DO JOGO:</text:p>
      <text:p text:style-name="P2"><text:span text:style-name="Strong_20_Emphasis">Círculo Veloz</text:span> é um jogo de ação e sobrevivência com mecânicas dinâmicas de movimento e combate.</text:p>
      <text:p text:style-name="P2"/>
      <text:p text:style-name="P2">LINK DO REPOSITÓRIO:</text:p>
      <text:p text:style-name="P2"><text:a xlink:type="simple" xlink:href="https://github.com/Cosme12344/jogo-C-rculo-Veloz-charleno-Cosme-Dami-o-" text:style-name="Internet_20_link" text:visited-style-name="Visited_20_Internet_20_Link">https://github.com/Cosme12344/jogo-C-rculo-Veloz-charleno-Cosme-Dami-o-</text:a></text:p>
      <text:p text:style-name="P2"/>
      <text:p text:style-name="P2">LINK DO JOGO:</text:p>
      <text:p text:style-name="P2"><text:a xlink:type="simple" xlink:href="http://127.0.0.1:3000/Círculo%20Veloz.html" text:style-name="Internet_20_link" text:visited-style-name="Visited_20_Internet_20_Link">http://127.0.0.1:3000/C%C3%ADrculo%20Veloz.html</text:a></text:p>
      <text:p text:style-name="P2"/>
      <text:p text:style-name="P2">OBJETIVO PRINCIPAL:</text:p>
      <text:p text:style-name="P2">O jogador controla uma nave espacial (representada por um círculo rosa) e deve desviar de meteoros que aparecem em várias direções da tela. O objetivo é sobreviver o maior tempo possível, evitando colisões com os meteoros, que vão ficando mais rápidos à medida que o jogo avança.</text:p>
      <text:p text:style-name="P2"/>
      <text:p text:style-name="P10">No <text:span text:style-name="Strong_20_Emphasis">Círculo Veloz</text:span>, o jogador pode:</text:p>
      <text:list text:style-name="L1">
        <text:list-item>
          <text:p text:style-name="P9"><text:span text:style-name="Strong_20_Emphasis"><text:span text:style-name="T1">Mover a nave</text:span></text:span><text:span text:style-name="T1"> com as teclas W, A, S, D.</text:span></text:p>
        </text:list-item>
        <text:list-item>
          <text:p text:style-name="P9"><text:span text:style-name="Strong_20_Emphasis"><text:span text:style-name="T1">Realizar um dash</text:span></text:span><text:span text:style-name="T1"> rápido com a barra de espaço para evitar meteoros.</text:span></text:p>
        </text:list-item>
        <text:list-item>
          <text:p text:style-name="P9"><text:span text:style-name="Strong_20_Emphasis"><text:span text:style-name="T1">Desviar de meteoros</text:span></text:span><text:span text:style-name="T1"> que aparecem de diferentes direções.</text:span></text:p>
        </text:list-item>
        <text:list-item>
          <text:p text:style-name="P9"><text:span text:style-name="Strong_20_Emphasis"><text:span text:style-name="T1">Perder vidas</text:span></text:span><text:span text:style-name="T1"> a cada colisão com os meteoros, começando com 3 vidas.</text:span></text:p>
        </text:list-item>
        <text:list-item>
          <text:p text:style-name="P9"><text:span text:style-name="Strong_20_Emphasis"><text:span text:style-name="T1">Tentar sobreviver</text:span></text:span><text:span text:style-name="T1"> o máximo possível e alcançar níveis mais altos, onde os meteoros ficam mais rápidos.</text:span></text:p>
        </text:list-item>
      </text:list>
      <text:p text:style-name="Text_20_body"><text:span text:style-name="T1"/></text:p>
      <text:p text:style-name="P11"><text:span text:style-name="T1">No </text:span><text:span text:style-name="Strong_20_Emphasis"><text:span text:style-name="T1">Círculo Veloz</text:span></text:span><text:span text:style-name="T1">, o jogador controla uma nave espacial e deve </text:span><text:span text:style-name="Strong_20_Emphasis"><text:span text:style-name="T1">desviar de meteoros</text:span></text:span><text:span text:style-name="T1"> que surgem de diferentes direções na tela. Conforme o jogo avança, a velocidade dos meteoros aumenta, tornando o desafio mais difícil.</text:span></text:p>
      <text:p text:style-name="P1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10:49:38.158796695</meta:creation-date>
    <dc:date>2025-08-15T11:11:54.900536048</dc:date>
    <meta:editing-duration>PT39S</meta:editing-duration>
    <meta:editing-cycles>1</meta:editing-cycles>
    <meta:document-statistic meta:table-count="0" meta:image-count="0" meta:object-count="0" meta:page-count="2" meta:paragraph-count="19" meta:word-count="189" meta:character-count="1213" meta:non-whitespace-character-count="1047"/>
    <meta:generator>LibreOffice/24.2.7.2$Linux_X86_64 LibreOffice_project/420$Build-2</meta:generator>
  </office:meta>
</office:document-meta>
</file>